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08752FBF66ECA4D8C25.png" manifest:media-type="image/png"/>
  <manifest:file-entry manifest:full-path="Pictures/10000000000001B9000002AEEFCD2406DD2B4342.png" manifest:media-type="image/png"/>
  <manifest:file-entry manifest:full-path="Pictures/10000000000001A10000050B42E3C8B92190E1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f1a1" officeooo:paragraph-rsid="000af1a1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f1a1" officeooo:paragraph-rsid="000af1a1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b3519" officeooo:paragraph-rsid="000b3519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ans" officeooo:rsid="000b3519" officeooo:paragraph-rsid="000b35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19</text:p>
      <text:p text:style-name="P3">Code:</text:p>
      <text:p text:style-name="P3"><draw:frame draw:style-name="fr2" draw:name="Image1" text:anchor-type="char" svg:x="-0.0972in" svg:y="0.0862in" svg:width="3.0217in" svg:height="9.3575in" draw:z-index="0"><draw:image xlink:href="Pictures/10000000000001A10000050B42E3C8B92190E16E.png" xlink:type="simple" xlink:show="embed" xlink:actuate="onLoad" draw:mime-type="image/png"/></draw:frame><draw:frame draw:style-name="fr2" draw:name="Image2" text:anchor-type="char" svg:x="3.6453in" svg:y="2.2752in" svg:width="3.3681in" svg:height="5.2398in" draw:z-index="1"><draw:image xlink:href="Pictures/10000000000001B9000002AEEFCD2406DD2B4342.png" xlink:type="simple" xlink:show="embed" xlink:actuate="onLoad" draw:mime-type="image/png"/></draw:frame></text:p>
      <text:p text:style-name="P4">Sample Output:</text:p>
      <text:p text:style-name="P3"><draw:frame draw:style-name="fr1" draw:name="Image3" text:anchor-type="char" svg:width="4.6244in" svg:height="1.239in" draw:z-index="2"><draw:image xlink:href="Pictures/10000000000001F80000008752FBF66ECA4D8C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13:14:37.896700889</meta:creation-date>
    <dc:date>2021-04-26T13:30:50.582870511</dc:date>
    <meta:editing-duration>PT16M13S</meta:editing-duration>
    <meta:editing-cycles>3</meta:editing-cycles>
    <meta:generator>LibreOffice/7.1.2.2$Linux_X86_64 LibreOffice_project/10$Build-2</meta:generator>
    <meta:document-statistic meta:table-count="0" meta:image-count="3" meta:object-count="0" meta:page-count="2" meta:paragraph-count="4" meta:word-count="7" meta:character-count="41" meta:non-whitespace-character-count="38"/>
  </office:meta>
</office:document-meta>
</file>